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155cm" fo:margin-left="0cm" fo:margin-right="5.652cm" table:align="margins"/>
    </style:style>
    <style:style style:name="Таблица1.A" style:family="table-column">
      <style:table-column-properties style:column-width="8.061cm" style:rel-column-width="40156*"/>
    </style:style>
    <style:style style:name="Таблица1.B" style:family="table-column">
      <style:table-column-properties style:column-width="5.094cm" style:rel-column-width="25379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8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-asian="Times New Roman3" style:font-name-complex="Times New Roman3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3" style:font-name-complex="Times New Roman3"/>
    </style:style>
    <style:style style:name="T13" style:family="text">
      <style:text-properties fo:language="en" fo:country="US" fo:font-style="italic" style:font-style-asian="italic" style:font-style-complex="italic"/>
    </style:style>
    <style:style style:name="T14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5" style:family="text">
      <style:text-properties fo:language="en" fo:country="US" fo:font-style="normal" style:font-style-asian="normal" style:font-style-complex="normal"/>
    </style:style>
    <style:style style:name="T16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7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9.png" xlink:type="simple" xlink:show="embed" xlink:actuate="onLoad"/></draw:frame></text:p>
          </table:table-cell>
          <table:table-cell table:style-name="Table1.B1" office:value-type="string">
            <text:h text:style-name="P2" text:outline-level="1">Нормальный шум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<text:span text:style-name="T1"> </text:span>| Си <text:span text:style-name="T1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51cm" svg:height="1.769cm" draw:z-index="1"><draw:image xlink:href="../images/0009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генерирует псевдослучайную последовательность <text:span text:style-name="T8">вещественных</text:span> чисел, <text:s/>нормально распределенных (по Гауссу).</text:p>
            <text:p text:style-name="P6"><text:span text:style-name="T7">Свойства</text:span>:</text:p>
            <text:list xml:id="list7232234518525898730" text:style-name="L1">
              <text:list-item>
                <text:p text:style-name="P11"><text:span text:style-name="T10">Математическое ожидание </text:span><text:span text:style-name="T12">–</text:span><text:span text:style-name="T10"><draw:frame draw:style-name="fr3" draw:name="Объект3" text:anchor-type="as-char" svg:width="0.725cm" svg:height="0.54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3">Дисперсия</text:span><text:span text:style-name="T10"> </text:span><text:span text:style-name="T12">–</text:span><text:span text:style-name="T10"><draw:frame draw:style-name="fr3" draw:name="Объект4" text:anchor-type="as-char" svg:width="0.61cm" svg:height="0.549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0">.</text:span></text:p>
              </text:list-item>
              <text:list-item>
                <text:p text:style-name="P11"><text:span text:style-name="T10">Период квантования </text:span><text:span text:style-name="T12">–</text:span><text:span text:style-name="T10"><draw:frame draw:style-name="fr3" draw:name="Объект5" text:anchor-type="as-char" svg:width="0.545cm" svg:height="0.549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2">– </text:span><text:span text:style-name="T3">время в секундах, через которое будет обновляться случайный сигнал на выходе блока</text:span><text:span text:style-name="T10">. Если</text:span><text:span text:style-name="T10"><draw:frame draw:style-name="fr3" draw:name="Object1" text:anchor-type="as-char" svg:width="1.219cm" svg:height="0.54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0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6"><text:span text:style-name="T1">Свойства</text:span> могут быть <text:span text:style-name="T8">векторами</text:span><text:span text:style-name="T13">:</text:span><draw:frame draw:style-name="fr3" draw:name="Object4" text:anchor-type="as-char" svg:width="4.382cm" svg:height="0.713cm" draw:z-index="6"><draw:object xlink:href="./Object 1" xlink:type="simple" xlink:show="embed" xlink:actuate="onLoad"/><draw:image xlink:href="./ObjectReplacements/Object 1" xlink:type="simple" xlink:show="embed" xlink:actuate="onLoad"/><svg:desc>formula</svg:desc></draw:frame>,<draw:frame draw:style-name="fr3" draw:name="Object5" text:anchor-type="as-char" svg:width="3.926cm" svg:height="0.713cm" draw:z-index="7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8">векторный сигнал</text:span><text:span text:style-name="T15">.</text:span></text:p>
            <text:p text:style-name="P6"><text:span text:style-name="T18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2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Именов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D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Период квантования</text:p>
                </table:table-cell>
                <table:table-cell table:style-name="Таблица1.B3" office:value-type="string">
                  <text:p text:style-name="P6">[<text:span text:style-name="T11">T_q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Смеш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10">[M1]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1</text:span>]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6">[<text:span text:style-name="T11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7">Вектор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7">Математическое ожидание</text:p>
                </table:table-cell>
                <table:table-cell table:style-name="Таблица1.B3" office:value-type="string">
                  <text:p text:style-name="P6">[M<text:span text:style-name="T11">1,M2,M3]</text:span></text:p>
                </table:table-cell>
              </table:table-row>
              <table:table-row>
                <table:table-cell table:style-name="Таблица1.A3" office:value-type="string">
                  <text:p text:style-name="P8">Дисперсия</text:p>
                </table:table-cell>
                <table:table-cell table:style-name="Таблица1.B3" office:value-type="string">
                  <text:p text:style-name="P6">[<text:span text:style-name="T11">0.1,0.1,0.1]</text:span></text:p>
                </table:table-cell>
              </table:table-row>
              <table:table-row>
                <table:table-cell table:style-name="Таблица1.A3" office:value-type="string">
                  <text:p text:style-name="P9">Период квантования</text:p>
                </table:table-cell>
                <table:table-cell table:style-name="Таблица1.B3" office:value-type="string">
                  <text:p text:style-name="P10">[0,0.01,0.02]</text:p>
                </table:table-cell>
              </table:table-row>
            </table:table>
            <text:p text:style-name="P6"><text:span text:style-name="T7">Примечани</text:span><text:span text:style-name="T2">я</text:span>:</text:p>
            <text:list xml:id="list2903423797629889189" text:style-name="L2">
              <text:list-item>
                <text:p text:style-name="P12"><text:span text:style-name="T1">По умолчанию блок </text:span>формирует <text:span text:style-name="T9">скалярный</text:span> выходной сигнал.</text:p>
              </text:list-item>
              <text:list-item>
                <text:p text:style-name="P12"><text:span text:style-name="T15">Именованные свойства </text:span><text:span text:style-name="T5">могут быть заданы </text:span><text:span text:style-name="T15">как </text:span><text:span text:style-name="T13">локальные</text:span><text:span text:style-name="T15"> переменные модели (субмодели) во вкладке </text:span><text:span text:style-name="T13">Параметры,</text:span><text:span text:style-name="T15"> как </text:span><text:span text:style-name="T13">глобальные</text:span><text:span text:style-name="T15"> сигналы проекта при помощи пункта главного меню </text:span><text:span text:style-name="T6">Сервис</text:span><text:span text:style-name="T15"> </text:span><text:span text:style-name="T16">→</text:span><text:span text:style-name="T17"> </text:span><text:span text:style-name="T14">Сигналы,</text:span><text:span text:style-name="T15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Нормальный шум</dc:title>
    <dc:date>2014-11-29T00:57:01.52</dc:date>
    <meta:generator>OpenOffice/4.1.1$Win32 OpenOffice.org_project/411m6$Build-9775</meta:generator>
    <meta:editing-duration>PT2H55M53S</meta:editing-duration>
    <meta:editing-cycles>64</meta:editing-cycles>
    <meta:document-statistic meta:table-count="2" meta:image-count="2" meta:object-count="7" meta:page-count="2" meta:paragraph-count="52" meta:word-count="189" meta:character-count="140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row>
        <mover accent="true">
          <mrow>
            <mi>M</mi>
          </mrow>
          <mo stretchy="false">⃗</mo>
        </mover>
        <mo stretchy="false">=</mo>
        <mfenced open="[" close="]">
          <mrow>
            <msub>
              <mi>M</mi>
              <mrow>
                <mn>1</mn>
              </mrow>
            </msub>
            <mi>,</mi>
            <msub>
              <mi>M</mi>
              <mrow>
                <mn>2</mn>
              </mrow>
            </msub>
            <mi>,</mi>
            <mn>...</mn>
            <msub>
              <mi>M</mi>
              <mrow>
                <mi>n</mi>
              </mrow>
            </msub>
          </mrow>
        </mfenced>
      </mrow>
    </mrow>
    <annotation encoding="StarMath 5.0">vec {M}=
left [
M_{1} , M_{2} , ... M_{n}
right ]</annotation>
  </semantics>
</math>
</file>

<file path=Object 2/content.xml><?xml version="1.0" encoding="utf-8"?>
<math xmlns="http://www.w3.org/1998/Math/MathML">
  <semantics>
    <mrow>
      <mrow>
        <mover accent="true">
          <mrow>
            <mi>D</mi>
          </mrow>
          <mo stretchy="false">⃗</mo>
        </mover>
        <mo stretchy="false">=</mo>
        <mfenced open="[" close="]">
          <mrow>
            <msub>
              <mi>D</mi>
              <mrow>
                <mn>1</mn>
              </mrow>
            </msub>
            <mi>,</mi>
            <msub>
              <mi>D</mi>
              <mrow>
                <mn>2</mn>
              </mrow>
            </msub>
            <mi>,</mi>
            <mn>...</mn>
            <msub>
              <mi>D</mi>
              <mrow>
                <mi>n</mi>
              </mrow>
            </msub>
          </mrow>
        </mfenced>
      </mrow>
    </mrow>
    <annotation encoding="StarMath 5.0">vec {D}=
left [
D_{1} , D_{2} , ... D_{n}
right ]</annotation>
  </semantics>
</math>
</file>

<file path=Object 3/content.xml><?xml version="1.0" encoding="utf-8"?>
<math xmlns="http://www.w3.org/1998/Math/MathML">
  <semantics>
    <mrow>
      <mi>M</mi>
    </mrow>
    <annotation encoding="StarMath 5.0">M</annotation>
  </semantics>
</math>
</file>

<file path=Object 4/content.xml><?xml version="1.0" encoding="utf-8"?>
<math xmlns="http://www.w3.org/1998/Math/MathML">
  <semantics>
    <mrow>
      <mi>D</mi>
    </mrow>
    <annotation encoding="StarMath 5.0">D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